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bab" officeooo:paragraph-rsid="0008cbab"/>
    </style:style>
    <style:style style:name="P2" style:family="paragraph" style:parent-style-name="Standard">
      <style:text-properties officeooo:paragraph-rsid="00096413"/>
    </style:style>
    <style:style style:name="T1" style:family="text">
      <style:text-properties officeooo:rsid="0008cbab"/>
    </style:style>
    <style:style style:name="T2" style:family="text">
      <style:text-properties officeooo:rsid="00096413"/>
    </style:style>
    <style:style style:name="T3" style:family="text">
      <style:text-properties fo:font-style="normal" officeooo:rsid="0020f7e7" style:font-style-asian="normal" style:font-style-complex="normal"/>
    </style:style>
    <style:style style:name="T4" style:family="text">
      <style:text-properties officeooo:rsid="000d1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wnload or clone the code</text:p>
      <text:p text:style-name="Standard"/>
      <text:p text:style-name="P2"><text:span text:style-name="T2">2. </text:span>Make sure you have Composer installe<text:span text:style-name="T4">d </text:span>and then run: </text:p>
      <text:p text:style-name="P2"><text:s text:c="4"/>‘ <text:span text:style-name="T2">cd my-project/’</text:span></text:p>
      <text:p text:style-name="P2"><text:s text:c="4"/>‘composer install’</text:p>
      <text:p text:style-name="Standard"/>
      <text:p text:style-name="Standard"/>
      <text:p text:style-name="P2"><text:span text:style-name="T2">3. </text:span>Setup ‘.<text:span text:style-name="T1">env ‘ file , if you don't have ‘.env’ <text:s/>file , copy ‘.env.dist ‘ to get it and setup database <text:s text:c="5"/>name and other settings.</text:span>Then, create the database and the schema!</text:p>
      <text:p text:style-name="Standard"/>
      <text:p text:style-name="Standard">php bin/console doctrine:database:create</text:p>
      <text:p text:style-name="Standard">php bin/console doctrine:migrations:migrate</text:p>
      <text:p text:style-name="Standard"/>
      <text:p text:style-name="Standard"/>
      <text:p text:style-name="Standard"><text:span text:style-name="T2">4.</text:span>Start the built-in web server</text:p>
      <text:p text:style-name="Standard"/>
      <text:p text:style-name="P2"><text:s text:c="5"/>‘<text:span text:style-name="T3">php -S 127.0.0.1:8000 -t public’</text:span></text:p>
      <text:p text:style-name="Standard"/>
      <text:p text:style-name="Standard">Now check out the site at `http://localhost:8000`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1:37:56.606733934</meta:creation-date>
    <dc:date>2018-02-01T12:05:20.445711611</dc:date>
    <meta:editing-duration>PT10M20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10" meta:word-count="76" meta:character-count="502" meta:non-whitespace-character-count="416"/>
  </office:meta>
</office:document-meta>
</file>